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color="#eeeeee"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Questions" table:style-name="ta1" table:print="false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ce3"/>
        <table:table-column table:style-name="co3" table:default-cell-style-name="Default"/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ce3"/>
        <table:table-row table:style-name="ro1">
          <table:table-cell table:style-name="ce5" office:value-type="string" calcext:value-type="string" table:number-columns-spanned="9" table:number-rows-spanned="1">
            <text:p>Standard to Scientific</text:p>
          </table:table-cell>
          <table:covered-table-cell table:number-columns-repeated="3" table:style-name="Default"/>
          <table:covered-table-cell/>
          <table:covered-table-cell table:number-columns-repeated="4"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1;1000)*10^RANDBETWEEN(1;15)" office:value-type="float" office:value="81600000" calcext:value-type="float" table:number-columns-spanned="2" table:number-rows-spanned="1">
            <text:p>81,6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ANDBETWEEN(1;1000)*10^RANDBETWEEN(1;15)" office:value-type="float" office:value="654000000" calcext:value-type="float" table:number-columns-spanned="2" table:number-rows-spanned="1">
            <text:p>654,0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;1000)*10^RANDBETWEEN(1;15)" office:value-type="float" office:value="819000000000000" calcext:value-type="float" table:number-columns-spanned="2" table:number-rows-spanned="1">
            <text:p>819,000,00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1" calcext:value-type="float">
            <text:p>21</text:p>
          </table:table-cell>
          <table:table-cell table:formula="of:=RANDBETWEEN(1;1000)*10^RANDBETWEEN(1;15)" office:value-type="float" office:value="76900" calcext:value-type="float" table:number-columns-spanned="2" table:number-rows-spanned="1">
            <text:p>76,9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;1000)*10^RANDBETWEEN(1;15)" office:value-type="float" office:value="40000000000" calcext:value-type="float" table:number-columns-spanned="2" table:number-rows-spanned="1">
            <text:p>40,00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ANDBETWEEN(1;1000)*10^RANDBETWEEN(1;15)" office:value-type="float" office:value="49500000000000" calcext:value-type="float" table:number-columns-spanned="2" table:number-rows-spanned="1">
            <text:p>49,500,000,0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;1000)*10^RANDBETWEEN(1;15)" office:value-type="float" office:value="977000" calcext:value-type="float" table:number-columns-spanned="2" table:number-rows-spanned="1">
            <text:p>977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3" calcext:value-type="float">
            <text:p>23</text:p>
          </table:table-cell>
          <table:table-cell table:formula="of:=RANDBETWEEN(1;1000)*10^RANDBETWEEN(1;15)" office:value-type="float" office:value="5700000000000" calcext:value-type="float" table:number-columns-spanned="2" table:number-rows-spanned="1">
            <text:p>5,700,000,0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;1000)*10^RANDBETWEEN(1;15)" office:value-type="float" office:value="21300000" calcext:value-type="float" table:number-columns-spanned="2" table:number-rows-spanned="1">
            <text:p>21,3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ANDBETWEEN(1;1000)*10^RANDBETWEEN(1;15)" office:value-type="float" office:value="4630000000" calcext:value-type="float" table:number-columns-spanned="2" table:number-rows-spanned="1">
            <text:p>4,630,0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;1000)*10^RANDBETWEEN(1;15)" office:value-type="float" office:value="8.4E+016" calcext:value-type="float" table:number-columns-spanned="2" table:number-rows-spanned="1">
            <text:p>84,000,000,00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5" calcext:value-type="float">
            <text:p>25</text:p>
          </table:table-cell>
          <table:table-cell table:formula="of:=RANDBETWEEN(1;1000)*10^RANDBETWEEN(1;15)" office:value-type="float" office:value="721000" calcext:value-type="float" table:number-columns-spanned="2" table:number-rows-spanned="1">
            <text:p>721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;1000)*10^RANDBETWEEN(1;15)" office:value-type="float" office:value="7170" calcext:value-type="float" table:number-columns-spanned="2" table:number-rows-spanned="1">
            <text:p>7,17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ANDBETWEEN(1;1000)*10^RANDBETWEEN(1;15)" office:value-type="float" office:value="76200000" calcext:value-type="float" table:number-columns-spanned="2" table:number-rows-spanned="1">
            <text:p>76,2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;1000)*10^RANDBETWEEN(1;15)" office:value-type="float" office:value="6820000" calcext:value-type="float" table:number-columns-spanned="2" table:number-rows-spanned="1">
            <text:p>6,82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7" calcext:value-type="float">
            <text:p>27</text:p>
          </table:table-cell>
          <table:table-cell table:formula="of:=RANDBETWEEN(1;1000)*10^RANDBETWEEN(1;15)" office:value-type="float" office:value="365000" calcext:value-type="float" table:number-columns-spanned="2" table:number-rows-spanned="1">
            <text:p>365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;1000)*10^RANDBETWEEN(1;15)" office:value-type="float" office:value="872000000" calcext:value-type="float" table:number-columns-spanned="2" table:number-rows-spanned="1">
            <text:p>872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ANDBETWEEN(1;1000)*10^RANDBETWEEN(1;15)" office:value-type="float" office:value="459000000000000" calcext:value-type="float" table:number-columns-spanned="2" table:number-rows-spanned="1">
            <text:p>459,000,000,0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;1000)*10^RANDBETWEEN(1;15)" office:value-type="float" office:value="5660" calcext:value-type="float" table:number-columns-spanned="2" table:number-rows-spanned="1">
            <text:p>5,66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29" calcext:value-type="float">
            <text:p>29</text:p>
          </table:table-cell>
          <table:table-cell table:formula="of:=RANDBETWEEN(1;1000)*10^RANDBETWEEN(1;15)" office:value-type="float" office:value="5540000000" calcext:value-type="float" table:number-columns-spanned="2" table:number-rows-spanned="1">
            <text:p>5,540,0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;1000)*10^RANDBETWEEN(1;15)" office:value-type="float" office:value="263000" calcext:value-type="float" table:number-columns-spanned="2" table:number-rows-spanned="1">
            <text:p>263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ANDBETWEEN(1;1000)*10^RANDBETWEEN(1;15)" office:value-type="float" office:value="3170" calcext:value-type="float" table:number-columns-spanned="2" table:number-rows-spanned="1">
            <text:p>3,17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;1000)*10^RANDBETWEEN(1;15)" office:value-type="float" office:value="8200000000000" calcext:value-type="float" table:number-columns-spanned="2" table:number-rows-spanned="1">
            <text:p>8,200,00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31" calcext:value-type="float">
            <text:p>31</text:p>
          </table:table-cell>
          <table:table-cell table:formula="of:=RANDBETWEEN(1;1000)*10^RANDBETWEEN(1;15)" office:value-type="float" office:value="827000" calcext:value-type="float" table:number-columns-spanned="2" table:number-rows-spanned="1">
            <text:p>827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;1000)*10^RANDBETWEEN(1;15)" office:value-type="float" office:value="72600000000" calcext:value-type="float" table:number-columns-spanned="2" table:number-rows-spanned="1">
            <text:p>72,60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ANDBETWEEN(1;1000)*10^RANDBETWEEN(1;15)" office:value-type="float" office:value="1570" calcext:value-type="float" table:number-columns-spanned="2" table:number-rows-spanned="1">
            <text:p>1,57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;1000)*10^RANDBETWEEN(1;15)" office:value-type="float" office:value="695000000000" calcext:value-type="float" table:number-columns-spanned="2" table:number-rows-spanned="1">
            <text:p>695,00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33" calcext:value-type="float">
            <text:p>33</text:p>
          </table:table-cell>
          <table:table-cell table:formula="of:=RANDBETWEEN(1;1000)*10^RANDBETWEEN(1;15)" office:value-type="float" office:value="4210000000" calcext:value-type="float" table:number-columns-spanned="2" table:number-rows-spanned="1">
            <text:p>4,210,0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;1000)*10^RANDBETWEEN(1;15)" office:value-type="float" office:value="246000" calcext:value-type="float" table:number-columns-spanned="2" table:number-rows-spanned="1">
            <text:p>246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ANDBETWEEN(1;1000)*10^RANDBETWEEN(1;15)" office:value-type="float" office:value="8400000000000000" calcext:value-type="float" table:number-columns-spanned="2" table:number-rows-spanned="1">
            <text:p>8,400,000,000,0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;1000)*10^RANDBETWEEN(1;15)" office:value-type="float" office:value="70000000000000" calcext:value-type="float" table:number-columns-spanned="2" table:number-rows-spanned="1">
            <text:p>70,000,00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35" calcext:value-type="float">
            <text:p>35</text:p>
          </table:table-cell>
          <table:table-cell table:formula="of:=RANDBETWEEN(1;1000)*10^RANDBETWEEN(1;15)" office:value-type="float" office:value="3.72E+016" calcext:value-type="float" table:number-columns-spanned="2" table:number-rows-spanned="1">
            <text:p>37,200,000,000,0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;1000)*10^RANDBETWEEN(1;15)" office:value-type="float" office:value="460000000" calcext:value-type="float" table:number-columns-spanned="2" table:number-rows-spanned="1">
            <text:p>46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ANDBETWEEN(1;1000)*10^RANDBETWEEN(1;15)" office:value-type="float" office:value="6920000" calcext:value-type="float" table:number-columns-spanned="2" table:number-rows-spanned="1">
            <text:p>6,92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1;1000)*10^RANDBETWEEN(1;15)" office:value-type="float" office:value="1.1E+016" calcext:value-type="float" table:number-columns-spanned="2" table:number-rows-spanned="1">
            <text:p>11,000,000,00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/>
          <table:table-cell office:value-type="float" office:value="37" calcext:value-type="float">
            <text:p>37</text:p>
          </table:table-cell>
          <table:table-cell table:formula="of:=RANDBETWEEN(1;1000)*10^RANDBETWEEN(1;15)" office:value-type="float" office:value="4470" calcext:value-type="float" table:number-columns-spanned="2" table:number-rows-spanned="1">
            <text:p>4,47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1;1000)*10^RANDBETWEEN(1;15)" office:value-type="float" office:value="5.13E+017" calcext:value-type="float" table:number-columns-spanned="2" table:number-rows-spanned="1">
            <text:p>513,000,000,000,000,000</text:p>
          </table:table-cell>
          <table:covered-table-cell/>
          <table:table-cell office:value-type="string" calcext:value-type="string">
            <text:p>x10 <text:s text:c="5"/></text:p>
          </table:table-cell>
          <table:table-cell table:style-name="ce9"/>
          <table:table-cell office:value-type="float" office:value="38" calcext:value-type="float">
            <text:p>38</text:p>
          </table:table-cell>
          <table:table-cell table:formula="of:=RANDBETWEEN(1;1000)*10^RANDBETWEEN(1;15)" office:value-type="float" office:value="22400000" calcext:value-type="float" table:number-columns-spanned="2" table:number-rows-spanned="1">
            <text:p>22,400,000</text:p>
          </table:table-cell>
          <table:covered-table-cell/>
          <table:table-cell office:value-type="string" calcext:value-type="string">
            <text:p>x10 <text:s text:c="5"/></text:p>
          </table:table-cell>
        </table:table-row>
        <table:table-row table:style-name="ro1">
          <table:table-cell table:style-name="ce5" office:value-type="string" calcext:value-type="string" table:number-columns-spanned="9" table:number-rows-spanned="1">
            <text:p>Scientific to Standard</text:p>
          </table:table-cell>
          <table:covered-table-cell table:number-columns-repeated="3" table:style-name="Default"/>
          <table:covered-table-cell/>
          <table:covered-table-cell table:number-columns-repeated="4"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CONCATENATE(RANDBETWEEN(1;10);&quot;x10^&quot;;RANDBETWEEN(1;15))" office:value-type="string" office:string-value="2x10^8" calcext:value-type="string">
            <text:p>2x10^8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0" calcext:value-type="float">
            <text:p>20</text:p>
          </table:table-cell>
          <table:table-cell table:style-name="ce3" table:formula="of:=CONCATENATE(RANDBETWEEN(1;1000)/100;&quot;x10^&quot;;RANDBETWEEN(1;15))" office:value-type="string" office:string-value="1.53x10^6" calcext:value-type="string">
            <text:p>1.53x10^6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CONCATENATE(RANDBETWEEN(1;10);&quot;x10^&quot;;RANDBETWEEN(1;15))" office:value-type="string" office:string-value="4x10^2" calcext:value-type="string">
            <text:p>4x10^2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1" calcext:value-type="float">
            <text:p>21</text:p>
          </table:table-cell>
          <table:table-cell table:style-name="ce3" table:formula="of:=CONCATENATE(RANDBETWEEN(1;1000)/100;&quot;x10^&quot;;RANDBETWEEN(1;15))" office:value-type="string" office:string-value="2.65x10^7" calcext:value-type="string">
            <text:p>2.65x10^7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CONCATENATE(RANDBETWEEN(1;10);&quot;x10^&quot;;RANDBETWEEN(1;15))" office:value-type="string" office:string-value="1x10^6" calcext:value-type="string">
            <text:p>1x10^6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2" calcext:value-type="float">
            <text:p>22</text:p>
          </table:table-cell>
          <table:table-cell table:style-name="ce3" table:formula="of:=CONCATENATE(RANDBETWEEN(1;1000)/100;&quot;x10^&quot;;RANDBETWEEN(1;15))" office:value-type="string" office:string-value="0.65x10^11" calcext:value-type="string">
            <text:p>0.65x10^11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CONCATENATE(RANDBETWEEN(1;10);&quot;x10^&quot;;RANDBETWEEN(1;15))" office:value-type="string" office:string-value="8x10^3" calcext:value-type="string">
            <text:p>8x10^3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3" calcext:value-type="float">
            <text:p>23</text:p>
          </table:table-cell>
          <table:table-cell table:style-name="ce3" table:formula="of:=CONCATENATE(RANDBETWEEN(1;1000)/100;&quot;x10^&quot;;RANDBETWEEN(1;15))" office:value-type="string" office:string-value="6.28x10^6" calcext:value-type="string">
            <text:p>6.28x10^6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CONCATENATE(RANDBETWEEN(1;10);&quot;x10^&quot;;RANDBETWEEN(1;15))" office:value-type="string" office:string-value="9x10^10" calcext:value-type="string">
            <text:p>9x10^10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4" calcext:value-type="float">
            <text:p>24</text:p>
          </table:table-cell>
          <table:table-cell table:style-name="ce3" table:formula="of:=CONCATENATE(RANDBETWEEN(1;1000)/100;&quot;x10^&quot;;RANDBETWEEN(1;15))" office:value-type="string" office:string-value="2.09x10^15" calcext:value-type="string">
            <text:p>2.09x10^15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CONCATENATE(RANDBETWEEN(1;10);&quot;x10^&quot;;RANDBETWEEN(1;15))" office:value-type="string" office:string-value="3x10^10" calcext:value-type="string">
            <text:p>3x10^10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5" calcext:value-type="float">
            <text:p>25</text:p>
          </table:table-cell>
          <table:table-cell table:style-name="ce3" table:formula="of:=CONCATENATE(RANDBETWEEN(1;1000)/100;&quot;x10^&quot;;RANDBETWEEN(1;15))" office:value-type="string" office:string-value="3.77x10^6" calcext:value-type="string">
            <text:p>3.77x10^6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CONCATENATE(RANDBETWEEN(1;10);&quot;x10^&quot;;RANDBETWEEN(1;15))" office:value-type="string" office:string-value="5x10^13" calcext:value-type="string">
            <text:p>5x10^13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6" calcext:value-type="float">
            <text:p>26</text:p>
          </table:table-cell>
          <table:table-cell table:style-name="ce3" table:formula="of:=CONCATENATE(RANDBETWEEN(1;1000)/100;&quot;x10^&quot;;RANDBETWEEN(1;15))" office:value-type="string" office:string-value="4.76x10^1" calcext:value-type="string">
            <text:p>4.76x10^1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CONCATENATE(RANDBETWEEN(1;10);&quot;x10^&quot;;RANDBETWEEN(1;15))" office:value-type="string" office:string-value="2x10^6" calcext:value-type="string">
            <text:p>2x10^6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7" calcext:value-type="float">
            <text:p>27</text:p>
          </table:table-cell>
          <table:table-cell table:style-name="ce3" table:formula="of:=CONCATENATE(RANDBETWEEN(1;1000)/100;&quot;x10^&quot;;RANDBETWEEN(1;15))" office:value-type="string" office:string-value="1.15x10^7" calcext:value-type="string">
            <text:p>1.15x10^7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CONCATENATE(RANDBETWEEN(1;10);&quot;x10^&quot;;RANDBETWEEN(1;15))" office:value-type="string" office:string-value="4x10^8" calcext:value-type="string">
            <text:p>4x10^8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8" calcext:value-type="float">
            <text:p>28</text:p>
          </table:table-cell>
          <table:table-cell table:style-name="ce3" table:formula="of:=CONCATENATE(RANDBETWEEN(1;1000)/100;&quot;x10^&quot;;RANDBETWEEN(1;15))" office:value-type="string" office:string-value="5.79x10^10" calcext:value-type="string">
            <text:p>5.79x10^10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CONCATENATE(RANDBETWEEN(1;100)/10;&quot;x10^&quot;;RANDBETWEEN(1;15))" office:value-type="string" office:string-value="5.5x10^5" calcext:value-type="string">
            <text:p>5.5x10^5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9" calcext:value-type="float">
            <text:p>29</text:p>
          </table:table-cell>
          <table:table-cell table:style-name="ce3" table:formula="of:=CONCATENATE(RANDBETWEEN(1;1000)/100;&quot;x10^&quot;;RANDBETWEEN(1;15))" office:value-type="string" office:string-value="9.85x10^5" calcext:value-type="string">
            <text:p>9.85x10^5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CONCATENATE(RANDBETWEEN(1;100)/10;&quot;x10^&quot;;RANDBETWEEN(1;15))" office:value-type="string" office:string-value="6x10^7" calcext:value-type="string">
            <text:p>6x10^7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0" calcext:value-type="float">
            <text:p>30</text:p>
          </table:table-cell>
          <table:table-cell table:style-name="ce3" table:formula="of:=CONCATENATE(RANDBETWEEN(1;10000)/1000;&quot;x10^&quot;;RANDBETWEEN(1;15))" office:value-type="string" office:string-value="0.154x10^1" calcext:value-type="string">
            <text:p>0.154x10^1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CONCATENATE(RANDBETWEEN(1;100)/10;&quot;x10^&quot;;RANDBETWEEN(1;15))" office:value-type="string" office:string-value="9.5x10^4" calcext:value-type="string">
            <text:p>9.5x10^4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1" calcext:value-type="float">
            <text:p>31</text:p>
          </table:table-cell>
          <table:table-cell table:style-name="ce3" table:formula="of:=CONCATENATE(RANDBETWEEN(1;10000)/1000;&quot;x10^&quot;;RANDBETWEEN(1;15))" office:value-type="string" office:string-value="9.729x10^5" calcext:value-type="string">
            <text:p>9.729x10^5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CONCATENATE(RANDBETWEEN(1;100)/10;&quot;x10^&quot;;RANDBETWEEN(1;15))" office:value-type="string" office:string-value="1.2x10^15" calcext:value-type="string">
            <text:p>1.2x10^15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2" calcext:value-type="float">
            <text:p>32</text:p>
          </table:table-cell>
          <table:table-cell table:style-name="ce3" table:formula="of:=CONCATENATE(RANDBETWEEN(1;10000)/1000;&quot;x10^&quot;;RANDBETWEEN(1;15))" office:value-type="string" office:string-value="9.528x10^6" calcext:value-type="string">
            <text:p>9.528x10^6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CONCATENATE(RANDBETWEEN(1;100)/10;&quot;x10^&quot;;RANDBETWEEN(1;15))" office:value-type="string" office:string-value="8.2x10^15" calcext:value-type="string">
            <text:p>8.2x10^15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3" calcext:value-type="float">
            <text:p>33</text:p>
          </table:table-cell>
          <table:table-cell table:style-name="ce3" table:formula="of:=CONCATENATE(RANDBETWEEN(1;10000)/1000;&quot;x10^&quot;;RANDBETWEEN(1;15))" office:value-type="string" office:string-value="2.937x10^11" calcext:value-type="string">
            <text:p>2.937x10^11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CONCATENATE(RANDBETWEEN(1;100)/10;&quot;x10^&quot;;RANDBETWEEN(1;15))" office:value-type="string" office:string-value="3.7x10^1" calcext:value-type="string">
            <text:p>3.7x10^1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4" calcext:value-type="float">
            <text:p>34</text:p>
          </table:table-cell>
          <table:table-cell table:style-name="ce3" table:formula="of:=CONCATENATE(RANDBETWEEN(1;10000)/1000;&quot;x10^&quot;;RANDBETWEEN(1;15))" office:value-type="string" office:string-value="3.701x10^15" calcext:value-type="string">
            <text:p>3.701x10^15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CONCATENATE(RANDBETWEEN(1;100)/10;&quot;x10^&quot;;RANDBETWEEN(1;15))" office:value-type="string" office:string-value="3.4x10^11" calcext:value-type="string">
            <text:p>3.4x10^11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5" calcext:value-type="float">
            <text:p>35</text:p>
          </table:table-cell>
          <table:table-cell table:style-name="ce3" table:formula="of:=CONCATENATE(RANDBETWEEN(1;10000)/1000;&quot;x10^&quot;;RANDBETWEEN(1;15))" office:value-type="string" office:string-value="2.928x10^4" calcext:value-type="string">
            <text:p>2.928x10^4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CONCATENATE(RANDBETWEEN(1;100)/10;&quot;x10^&quot;;RANDBETWEEN(1;15))" office:value-type="string" office:string-value="9.6x10^3" calcext:value-type="string">
            <text:p>9.6x10^3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6" calcext:value-type="float">
            <text:p>36</text:p>
          </table:table-cell>
          <table:table-cell table:style-name="ce3" table:formula="of:=CONCATENATE(RANDBETWEEN(1;10000)/1000;&quot;x10^&quot;;RANDBETWEEN(1;15))" office:value-type="string" office:string-value="6.494x10^6" calcext:value-type="string">
            <text:p>6.494x10^6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CONCATENATE(RANDBETWEEN(1;100)/10;&quot;x10^&quot;;RANDBETWEEN(1;15))" office:value-type="string" office:string-value="1x10^10" calcext:value-type="string">
            <text:p>1x10^10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7" calcext:value-type="float">
            <text:p>37</text:p>
          </table:table-cell>
          <table:table-cell table:style-name="ce3" table:formula="of:=CONCATENATE(RANDBETWEEN(1;10000)/1000;&quot;x10^&quot;;RANDBETWEEN(1;15))" office:value-type="string" office:string-value="5.745x10^15" calcext:value-type="string">
            <text:p>5.745x10^15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CONCATENATE(RANDBETWEEN(1;100)/10;&quot;x10^&quot;;RANDBETWEEN(1;15))" office:value-type="string" office:string-value="6x10^11" calcext:value-type="string">
            <text:p>6x10^11</text:p>
          </table:table-cell>
          <table:table-cell table:style-name="ce1" table:number-columns-spanned="2" table:number-rows-spanned="1"/>
          <table:covered-table-cell table:style-name="ce1"/>
          <table:table-cell table:style-name="ce9"/>
          <table:table-cell office:value-type="float" office:value="38" calcext:value-type="float">
            <text:p>38</text:p>
          </table:table-cell>
          <table:table-cell table:style-name="ce3" table:formula="of:=CONCATENATE(RANDBETWEEN(1;10000)/1000;&quot;x10^&quot;;RANDBETWEEN(1;15))" office:value-type="string" office:string-value="0.488x10^10" calcext:value-type="string">
            <text:p>0.488x10^10</text:p>
          </table:table-cell>
          <table:table-cell table:style-name="ce1" table:number-columns-spanned="2" table:number-rows-spanned="1"/>
          <table:covered-table-cell table:style-name="ce1"/>
        </table:table-row>
      </table:table>
      <table:table table:name="Answers" table:style-name="ta1" table:print="false">
        <table:table-column table:style-name="co5" table:default-cell-style-name="ce1"/>
        <table:table-column table:style-name="co2" table:default-cell-style-name="ce3"/>
        <table:table-column table:style-name="co5" table:default-cell-style-name="ce1"/>
        <table:table-column table:style-name="co2" table:default-cell-style-name="ce3"/>
        <table:table-row table:style-name="ro3">
          <table:table-cell table:style-name="ce4" office:value-type="string" calcext:value-type="string" table:number-columns-spanned="2" table:number-rows-spanned="1">
            <text:p>Standard to Scientific</text:p>
          </table:table-cell>
          <table:covered-table-cell table:style-name="Default"/>
          <table:table-cell table:style-name="Default"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CONCATENATE([Questions.B2]/(10^(FLOOR(LOG([Questions.B2];10);1)));&quot; x10^&quot;;FLOOR(LOG([Questions.B2];10);1))" office:value-type="string" office:string-value="8.16 x10^7" calcext:value-type="string">
            <text:p>8.16 x10^7</text:p>
          </table:table-cell>
          <table:table-cell office:value-type="float" office:value="20" calcext:value-type="float">
            <text:p>20</text:p>
          </table:table-cell>
          <table:table-cell table:formula="of:=CONCATENATE([Questions.G2]/(10^(FLOOR(LOG([Questions.G2];10);1)));&quot; x10^&quot;;FLOOR(LOG([Questions.G2];10);1))" office:value-type="string" office:string-value="6.54 x10^8" calcext:value-type="string">
            <text:p>6.54 x10^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CONCATENATE([Questions.B3]/(10^(FLOOR(LOG([Questions.B3];10);1)));&quot; x10^&quot;;FLOOR(LOG([Questions.B3];10);1))" office:value-type="string" office:string-value="8.19 x10^14" calcext:value-type="string">
            <text:p>8.19 x10^14</text:p>
          </table:table-cell>
          <table:table-cell office:value-type="float" office:value="21" calcext:value-type="float">
            <text:p>21</text:p>
          </table:table-cell>
          <table:table-cell table:formula="of:=CONCATENATE([Questions.G3]/(10^(FLOOR(LOG([Questions.G3];10);1)));&quot; x10^&quot;;FLOOR(LOG([Questions.G3];10);1))" office:value-type="string" office:string-value="7.69 x10^4" calcext:value-type="string">
            <text:p>7.69 x10^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CONCATENATE([Questions.B4]/(10^(FLOOR(LOG([Questions.B4];10);1)));&quot; x10^&quot;;FLOOR(LOG([Questions.B4];10);1))" office:value-type="string" office:string-value="4 x10^10" calcext:value-type="string">
            <text:p>4 x10^10</text:p>
          </table:table-cell>
          <table:table-cell office:value-type="float" office:value="22" calcext:value-type="float">
            <text:p>22</text:p>
          </table:table-cell>
          <table:table-cell table:formula="of:=CONCATENATE([Questions.G4]/(10^(FLOOR(LOG([Questions.G4];10);1)));&quot; x10^&quot;;FLOOR(LOG([Questions.G4];10);1))" office:value-type="string" office:string-value="4.95 x10^13" calcext:value-type="string">
            <text:p>4.95 x10^1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CONCATENATE([Questions.B5]/(10^(FLOOR(LOG([Questions.B5];10);1)));&quot; x10^&quot;;FLOOR(LOG([Questions.B5];10);1))" office:value-type="string" office:string-value="9.77 x10^5" calcext:value-type="string">
            <text:p>9.77 x10^5</text:p>
          </table:table-cell>
          <table:table-cell office:value-type="float" office:value="23" calcext:value-type="float">
            <text:p>23</text:p>
          </table:table-cell>
          <table:table-cell table:formula="of:=CONCATENATE([Questions.G5]/(10^(FLOOR(LOG([Questions.G5];10);1)));&quot; x10^&quot;;FLOOR(LOG([Questions.G5];10);1))" office:value-type="string" office:string-value="5.7 x10^12" calcext:value-type="string">
            <text:p>5.7 x10^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CONCATENATE([Questions.B6]/(10^(FLOOR(LOG([Questions.B6];10);1)));&quot; x10^&quot;;FLOOR(LOG([Questions.B6];10);1))" office:value-type="string" office:string-value="2.13 x10^7" calcext:value-type="string">
            <text:p>2.13 x10^7</text:p>
          </table:table-cell>
          <table:table-cell office:value-type="float" office:value="24" calcext:value-type="float">
            <text:p>24</text:p>
          </table:table-cell>
          <table:table-cell table:formula="of:=CONCATENATE([Questions.G6]/(10^(FLOOR(LOG([Questions.G6];10);1)));&quot; x10^&quot;;FLOOR(LOG([Questions.G6];10);1))" office:value-type="string" office:string-value="4.63 x10^9" calcext:value-type="string">
            <text:p>4.63 x10^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CONCATENATE([Questions.B7]/(10^(FLOOR(LOG([Questions.B7];10);1)));&quot; x10^&quot;;FLOOR(LOG([Questions.B7];10);1))" office:value-type="string" office:string-value="8.4 x10^16" calcext:value-type="string">
            <text:p>8.4 x10^16</text:p>
          </table:table-cell>
          <table:table-cell office:value-type="float" office:value="25" calcext:value-type="float">
            <text:p>25</text:p>
          </table:table-cell>
          <table:table-cell table:formula="of:=CONCATENATE([Questions.G7]/(10^(FLOOR(LOG([Questions.G7];10);1)));&quot; x10^&quot;;FLOOR(LOG([Questions.G7];10);1))" office:value-type="string" office:string-value="7.21 x10^5" calcext:value-type="string">
            <text:p>7.21 x10^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CONCATENATE([Questions.B8]/(10^(FLOOR(LOG([Questions.B8];10);1)));&quot; x10^&quot;;FLOOR(LOG([Questions.B8];10);1))" office:value-type="string" office:string-value="7.17 x10^3" calcext:value-type="string">
            <text:p>7.17 x10^3</text:p>
          </table:table-cell>
          <table:table-cell office:value-type="float" office:value="26" calcext:value-type="float">
            <text:p>26</text:p>
          </table:table-cell>
          <table:table-cell table:formula="of:=CONCATENATE([Questions.G8]/(10^(FLOOR(LOG([Questions.G8];10);1)));&quot; x10^&quot;;FLOOR(LOG([Questions.G8];10);1))" office:value-type="string" office:string-value="7.62 x10^7" calcext:value-type="string">
            <text:p>7.62 x10^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CONCATENATE([Questions.B9]/(10^(FLOOR(LOG([Questions.B9];10);1)));&quot; x10^&quot;;FLOOR(LOG([Questions.B9];10);1))" office:value-type="string" office:string-value="6.82 x10^6" calcext:value-type="string">
            <text:p>6.82 x10^6</text:p>
          </table:table-cell>
          <table:table-cell office:value-type="float" office:value="27" calcext:value-type="float">
            <text:p>27</text:p>
          </table:table-cell>
          <table:table-cell table:formula="of:=CONCATENATE([Questions.G9]/(10^(FLOOR(LOG([Questions.G9];10);1)));&quot; x10^&quot;;FLOOR(LOG([Questions.G9];10);1))" office:value-type="string" office:string-value="3.65 x10^5" calcext:value-type="string">
            <text:p>3.65 x10^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CONCATENATE([Questions.B10]/(10^(FLOOR(LOG([Questions.B10];10);1)));&quot; x10^&quot;;FLOOR(LOG([Questions.B10];10);1))" office:value-type="string" office:string-value="8.72 x10^8" calcext:value-type="string">
            <text:p>8.72 x10^8</text:p>
          </table:table-cell>
          <table:table-cell office:value-type="float" office:value="28" calcext:value-type="float">
            <text:p>28</text:p>
          </table:table-cell>
          <table:table-cell table:formula="of:=CONCATENATE([Questions.G10]/(10^(FLOOR(LOG([Questions.G10];10);1)));&quot; x10^&quot;;FLOOR(LOG([Questions.G10];10);1))" office:value-type="string" office:string-value="4.59 x10^14" calcext:value-type="string">
            <text:p>4.59 x10^1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CONCATENATE([Questions.B11]/(10^(FLOOR(LOG([Questions.B11];10);1)));&quot; x10^&quot;;FLOOR(LOG([Questions.B11];10);1))" office:value-type="string" office:string-value="5.66 x10^3" calcext:value-type="string">
            <text:p>5.66 x10^3</text:p>
          </table:table-cell>
          <table:table-cell office:value-type="float" office:value="29" calcext:value-type="float">
            <text:p>29</text:p>
          </table:table-cell>
          <table:table-cell table:formula="of:=CONCATENATE([Questions.G11]/(10^(FLOOR(LOG([Questions.G11];10);1)));&quot; x10^&quot;;FLOOR(LOG([Questions.G11];10);1))" office:value-type="string" office:string-value="5.54 x10^9" calcext:value-type="string">
            <text:p>5.54 x10^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CONCATENATE([Questions.B12]/(10^(FLOOR(LOG([Questions.B12];10);1)));&quot; x10^&quot;;FLOOR(LOG([Questions.B12];10);1))" office:value-type="string" office:string-value="2.63 x10^5" calcext:value-type="string">
            <text:p>2.63 x10^5</text:p>
          </table:table-cell>
          <table:table-cell office:value-type="float" office:value="30" calcext:value-type="float">
            <text:p>30</text:p>
          </table:table-cell>
          <table:table-cell table:formula="of:=CONCATENATE([Questions.G12]/(10^(FLOOR(LOG([Questions.G12];10);1)));&quot; x10^&quot;;FLOOR(LOG([Questions.G12];10);1))" office:value-type="string" office:string-value="3.17 x10^3" calcext:value-type="string">
            <text:p>3.17 x10^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CONCATENATE([Questions.B13]/(10^(FLOOR(LOG([Questions.B13];10);1)));&quot; x10^&quot;;FLOOR(LOG([Questions.B13];10);1))" office:value-type="string" office:string-value="8.2 x10^12" calcext:value-type="string">
            <text:p>8.2 x10^12</text:p>
          </table:table-cell>
          <table:table-cell office:value-type="float" office:value="31" calcext:value-type="float">
            <text:p>31</text:p>
          </table:table-cell>
          <table:table-cell table:formula="of:=CONCATENATE([Questions.G13]/(10^(FLOOR(LOG([Questions.G13];10);1)));&quot; x10^&quot;;FLOOR(LOG([Questions.G13];10);1))" office:value-type="string" office:string-value="8.27 x10^5" calcext:value-type="string">
            <text:p>8.27 x10^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CONCATENATE([Questions.B14]/(10^(FLOOR(LOG([Questions.B14];10);1)));&quot; x10^&quot;;FLOOR(LOG([Questions.B14];10);1))" office:value-type="string" office:string-value="7.26 x10^10" calcext:value-type="string">
            <text:p>7.26 x10^10</text:p>
          </table:table-cell>
          <table:table-cell office:value-type="float" office:value="32" calcext:value-type="float">
            <text:p>32</text:p>
          </table:table-cell>
          <table:table-cell table:formula="of:=CONCATENATE([Questions.G14]/(10^(FLOOR(LOG([Questions.G14];10);1)));&quot; x10^&quot;;FLOOR(LOG([Questions.G14];10);1))" office:value-type="string" office:string-value="1.57 x10^3" calcext:value-type="string">
            <text:p>1.57 x10^3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CONCATENATE([Questions.B15]/(10^(FLOOR(LOG([Questions.B15];10);1)));&quot; x10^&quot;;FLOOR(LOG([Questions.B15];10);1))" office:value-type="string" office:string-value="6.95 x10^11" calcext:value-type="string">
            <text:p>6.95 x10^11</text:p>
          </table:table-cell>
          <table:table-cell office:value-type="float" office:value="33" calcext:value-type="float">
            <text:p>33</text:p>
          </table:table-cell>
          <table:table-cell table:formula="of:=CONCATENATE([Questions.G15]/(10^(FLOOR(LOG([Questions.G15];10);1)));&quot; x10^&quot;;FLOOR(LOG([Questions.G15];10);1))" office:value-type="string" office:string-value="4.21 x10^9" calcext:value-type="string">
            <text:p>4.21 x10^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CONCATENATE([Questions.B16]/(10^(FLOOR(LOG([Questions.B16];10);1)));&quot; x10^&quot;;FLOOR(LOG([Questions.B16];10);1))" office:value-type="string" office:string-value="2.46 x10^5" calcext:value-type="string">
            <text:p>2.46 x10^5</text:p>
          </table:table-cell>
          <table:table-cell office:value-type="float" office:value="34" calcext:value-type="float">
            <text:p>34</text:p>
          </table:table-cell>
          <table:table-cell table:formula="of:=CONCATENATE([Questions.G16]/(10^(FLOOR(LOG([Questions.G16];10);1)));&quot; x10^&quot;;FLOOR(LOG([Questions.G16];10);1))" office:value-type="string" office:string-value="8.4 x10^15" calcext:value-type="string">
            <text:p>8.4 x10^1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CONCATENATE([Questions.B17]/(10^(FLOOR(LOG([Questions.B17];10);1)));&quot; x10^&quot;;FLOOR(LOG([Questions.B17];10);1))" office:value-type="string" office:string-value="7 x10^13" calcext:value-type="string">
            <text:p>7 x10^13</text:p>
          </table:table-cell>
          <table:table-cell office:value-type="float" office:value="35" calcext:value-type="float">
            <text:p>35</text:p>
          </table:table-cell>
          <table:table-cell table:formula="of:=CONCATENATE([Questions.G17]/(10^(FLOOR(LOG([Questions.G17];10);1)));&quot; x10^&quot;;FLOOR(LOG([Questions.G17];10);1))" office:value-type="string" office:string-value="3.72 x10^16" calcext:value-type="string">
            <text:p>3.72 x10^1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CONCATENATE([Questions.B18]/(10^(FLOOR(LOG([Questions.B18];10);1)));&quot; x10^&quot;;FLOOR(LOG([Questions.B18];10);1))" office:value-type="string" office:string-value="4.6 x10^8" calcext:value-type="string">
            <text:p>4.6 x10^8</text:p>
          </table:table-cell>
          <table:table-cell office:value-type="float" office:value="36" calcext:value-type="float">
            <text:p>36</text:p>
          </table:table-cell>
          <table:table-cell table:formula="of:=CONCATENATE([Questions.G18]/(10^(FLOOR(LOG([Questions.G18];10);1)));&quot; x10^&quot;;FLOOR(LOG([Questions.G18];10);1))" office:value-type="string" office:string-value="6.92 x10^6" calcext:value-type="string">
            <text:p>6.92 x10^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CONCATENATE([Questions.B19]/(10^(FLOOR(LOG([Questions.B19];10);1)));&quot; x10^&quot;;FLOOR(LOG([Questions.B19];10);1))" office:value-type="string" office:string-value="1.1 x10^16" calcext:value-type="string">
            <text:p>1.1 x10^16</text:p>
          </table:table-cell>
          <table:table-cell office:value-type="float" office:value="37" calcext:value-type="float">
            <text:p>37</text:p>
          </table:table-cell>
          <table:table-cell table:formula="of:=CONCATENATE([Questions.G19]/(10^(FLOOR(LOG([Questions.G19];10);1)));&quot; x10^&quot;;FLOOR(LOG([Questions.G19];10);1))" office:value-type="string" office:string-value="4.47 x10^3" calcext:value-type="string">
            <text:p>4.47 x10^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CONCATENATE([Questions.B20]/(10^(FLOOR(LOG([Questions.B20];10);1)));&quot; x10^&quot;;FLOOR(LOG([Questions.B20];10);1))" office:value-type="string" office:string-value="5.13 x10^17" calcext:value-type="string">
            <text:p>5.13 x10^17</text:p>
          </table:table-cell>
          <table:table-cell office:value-type="float" office:value="38" calcext:value-type="float">
            <text:p>38</text:p>
          </table:table-cell>
          <table:table-cell table:formula="of:=CONCATENATE([Questions.G20]/(10^(FLOOR(LOG([Questions.G20];10);1)));&quot; x10^&quot;;FLOOR(LOG([Questions.G20];10);1))" office:value-type="string" office:string-value="2.24 x10^7" calcext:value-type="string">
            <text:p>2.24 x10^7</text:p>
          </table:table-cell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Scientific to Standard</text:p>
          </table:table-cell>
          <table:table-cell table:style-name="Default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 table:style-name="ce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21" calcext:value-type="float">
            <text:p>21</text:p>
          </table:table-cell>
          <table:table-cell table:style-name="ce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22" calcext:value-type="float">
            <text:p>22</text:p>
          </table:table-cell>
          <table:table-cell table:style-name="ce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table:style-name="ce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24" calcext:value-type="float">
            <text:p>24</text:p>
          </table:table-cell>
          <table:table-cell table:style-name="ce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 table:style-name="ce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26" calcext:value-type="float">
            <text:p>26</text:p>
          </table:table-cell>
          <table:table-cell table:style-name="ce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27" calcext:value-type="float">
            <text:p>27</text:p>
          </table:table-cell>
          <table:table-cell table:style-name="ce1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28" calcext:value-type="float">
            <text:p>28</text:p>
          </table:table-cell>
          <table:table-cell table:style-name="ce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29" calcext:value-type="float">
            <text:p>29</text:p>
          </table:table-cell>
          <table:table-cell table:style-name="ce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30" calcext:value-type="float">
            <text:p>30</text:p>
          </table:table-cell>
          <table:table-cell table:style-name="ce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31" calcext:value-type="float">
            <text:p>31</text:p>
          </table:table-cell>
          <table:table-cell table:style-name="ce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32" calcext:value-type="float">
            <text:p>32</text:p>
          </table:table-cell>
          <table:table-cell table:style-name="ce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33" calcext:value-type="float">
            <text:p>33</text:p>
          </table:table-cell>
          <table:table-cell table:style-name="ce1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34" calcext:value-type="float">
            <text:p>34</text:p>
          </table:table-cell>
          <table:table-cell table:style-name="ce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 table:style-name="ce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1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37" calcext:value-type="float">
            <text:p>37</text:p>
          </table:table-cell>
          <table:table-cell table:style-name="ce1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38" calcext:value-type="float">
            <text:p>38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5in" fo:margin-bottom="0.5in" fo:margin-left="0.5in" fo:margin-right="0.5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23:26:20.820224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1-31T12:33:49.69</meta:creation-date>
    <dc:date>2025-10-27T23:31:16.411830485</dc:date>
    <meta:editing-duration>PT1H13M19S</meta:editing-duration>
    <meta:editing-cycles>7</meta:editing-cycles>
    <meta:generator>LibreOffice/25.2.6.2$Linux_X86_64 LibreOffice_project/520$Build-2</meta:generator>
    <meta:document-statistic meta:table-count="2" meta:cell-count="308" meta:object-count="0"/>
  </office:meta>
</office:document-meta>
</file>